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2A5B900E885680D2D8E.png" manifest:media-type="image/png"/>
  <manifest:file-entry manifest:full-path="Pictures/100002010000029C000002B63C274AA32C1853A8.png" manifest:media-type="image/png"/>
  <manifest:file-entry manifest:full-path="Pictures/100002010000029C000002B6ED6DB349639ED3F4.png" manifest:media-type="image/png"/>
  <manifest:file-entry manifest:full-path="Pictures/100002010000009C0000008E7F30490D3B999F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7" style:family="paragraph" style:parent-style-name="Subtitle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officeooo:rsid="00081417" officeooo:paragraph-rsid="00134f89"/>
    </style:style>
    <style:style style:name="P10" style:family="paragraph" style:parent-style-name="Text_20_body">
      <style:text-properties officeooo:rsid="00099b68" officeooo:paragraph-rsid="00099b68"/>
    </style:style>
    <style:style style:name="P11" style:family="paragraph" style:parent-style-name="Text_20_body">
      <style:text-properties officeooo:rsid="0019616d" officeooo:paragraph-rsid="001d16ff"/>
    </style:style>
    <style:style style:name="P12" style:family="paragraph" style:parent-style-name="Text_20_body">
      <style:text-properties officeooo:rsid="001b5492" officeooo:paragraph-rsid="001b5492"/>
    </style:style>
    <style:style style:name="P13" style:family="paragraph" style:parent-style-name="Text_20_body">
      <style:text-properties officeooo:rsid="001f520a" officeooo:paragraph-rsid="001f520a"/>
    </style:style>
    <style:style style:name="P14" style:family="paragraph" style:parent-style-name="Text_20_body">
      <style:paragraph-properties fo:text-align="start" style:justify-single-word="false"/>
      <style:text-properties officeooo:paragraph-rsid="001fa605"/>
    </style:style>
    <style:style style:name="P15" style:family="paragraph" style:parent-style-name="Text_20_body">
      <style:text-properties officeooo:rsid="0021635d" officeooo:paragraph-rsid="0021635d"/>
    </style:style>
    <style:style style:name="P16" style:family="paragraph" style:parent-style-name="Text_20_body">
      <style:text-properties officeooo:paragraph-rsid="0021635d"/>
    </style:style>
    <style:style style:name="P17" style:family="paragraph" style:parent-style-name="Text_20_body">
      <style:text-properties fo:font-style="normal" officeooo:rsid="00227625" officeooo:paragraph-rsid="00227625" style:font-style-asian="normal" style:font-style-complex="normal"/>
    </style:style>
    <style:style style:name="P18" style:family="paragraph" style:parent-style-name="Title">
      <style:text-properties fo:language="en" fo:country="US"/>
    </style:style>
    <style:style style:name="P1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style:font-size-asian="14pt" style:font-size-complex="14pt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officeooo:rsid="001589a4" officeooo:paragraph-rsid="001589a4" style:font-size-asian="14pt" style:font-size-complex="14pt"/>
    </style:style>
    <style:style style:name="P2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officeooo:rsid="00134f89" officeooo:paragraph-rsid="00134f89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/>
    </style:style>
    <style:style style:name="P2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 officeooo:rsid="001d16ff" officeooo:paragraph-rsid="001d16ff"/>
    </style:style>
    <style:style style:name="P2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Text_20_body" style:list-style-name="L1">
      <style:text-properties officeooo:rsid="001b5492" officeooo:paragraph-rsid="001b5492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paragraph-rsid="001f520a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paragraph-rsid="001fa605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1f520a" officeooo:paragraph-rsid="001f520a"/>
    </style:style>
    <style:style style:name="P31" style:family="paragraph" style:parent-style-name="Text_20_body">
      <style:text-properties fo:language="en" fo:country="US" fo:font-style="normal" officeooo:rsid="002297df" officeooo:paragraph-rsid="00227625" style:font-style-asian="normal" style:font-style-complex="normal"/>
    </style:style>
    <style:style style:name="P32" style:family="paragraph" style:parent-style-name="Text_20_body">
      <style:text-properties officeooo:paragraph-rsid="0024e3fe"/>
    </style:style>
    <style:style style:name="P33" style:family="paragraph" style:parent-style-name="Text_20_body">
      <style:text-properties officeooo:rsid="0025bdf1" officeooo:paragraph-rsid="0025bdf1"/>
    </style:style>
    <style:style style:name="P34" style:family="paragraph" style:parent-style-name="Text_20_body">
      <style:text-properties officeooo:paragraph-rsid="0025bdf1"/>
    </style:style>
    <style:style style:name="P35" style:family="paragraph" style:parent-style-name="Text_20_body">
      <style:text-properties officeooo:rsid="0026994f" officeooo:paragraph-rsid="0026994f"/>
    </style:style>
    <style:style style:name="P36" style:family="paragraph" style:parent-style-name="Title" style:master-page-name="First_20_Page">
      <style:paragraph-properties fo:text-align="start" style:justify-single-word="false" style:page-number="1"/>
      <style:text-properties fo:font-size="14pt" fo:language="en" fo:country="US" style:font-size-asian="14pt" style:font-size-complex="14pt"/>
    </style:style>
    <style:style style:name="P37" style:family="paragraph" style:parent-style-name="Heading_20_1">
      <style:text-properties officeooo:rsid="001f520a" officeooo:paragraph-rsid="001f520a"/>
    </style:style>
    <style:style style:name="P38" style:family="paragraph" style:parent-style-name="Heading_20_1" style:master-page-name="Standard">
      <style:paragraph-properties style:page-number="1"/>
    </style:style>
    <style:style style:name="P39" style:family="paragraph" style:parent-style-name="Heading_20_2">
      <style:text-properties fo:language="en" fo:country="US" fo:font-style="normal" officeooo:rsid="002297df" officeooo:paragraph-rsid="0024e3fe" style:font-style-asian="normal" style:font-style-complex="normal"/>
    </style:style>
    <style:style style:name="P40" style:family="paragraph" style:parent-style-name="Contents_20_Heading" style:master-page-name="Index">
      <style:paragraph-properties style:page-number="1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2297df" style:font-style-asian="italic" style:font-style-complex="italic"/>
    </style:style>
    <style:style style:name="T3" style:family="text">
      <style:text-properties fo:language="en" fo:country="US" officeooo:rsid="0021635d"/>
    </style:style>
    <style:style style:name="T4" style:family="text">
      <style:text-properties fo:language="en" fo:country="US" officeooo:rsid="002297df"/>
    </style:style>
    <style:style style:name="T5" style:family="text">
      <style:text-properties fo:language="en" fo:country="US" fo:font-style="normal" officeooo:rsid="002037ec" style:font-style-asian="normal" style:font-style-complex="normal"/>
    </style:style>
    <style:style style:name="T6" style:family="text">
      <style:text-properties officeooo:rsid="000666bf"/>
    </style:style>
    <style:style style:name="T7" style:family="text">
      <style:text-properties officeooo:rsid="00134f89"/>
    </style:style>
    <style:style style:name="T8" style:family="text">
      <style:text-properties officeooo:rsid="001d16ff"/>
    </style:style>
    <style:style style:name="T9" style:family="text">
      <style:text-properties officeooo:rsid="001f520a"/>
    </style:style>
    <style:style style:name="T10" style:family="text">
      <style:text-properties officeooo:rsid="001fa605"/>
    </style:style>
    <style:style style:name="T11" style:family="text">
      <style:text-properties officeooo:rsid="002037ec"/>
    </style:style>
    <style:style style:name="T12" style:family="text">
      <style:text-properties officeooo:rsid="0021635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1635d" style:font-style-asian="italic" style:font-style-complex="italic"/>
    </style:style>
    <style:style style:name="T15" style:family="text">
      <style:text-properties officeooo:rsid="00240ed9"/>
    </style:style>
    <style:style style:name="T16" style:family="text">
      <style:text-properties officeooo:rsid="0024e3fe"/>
    </style:style>
    <style:style style:name="T17" style:family="text">
      <style:text-properties fo:color="#000000" fo:language="en" fo:country="US" fo:font-style="normal" style:font-style-asian="normal" style:font-style-complex="normal"/>
    </style:style>
    <style:style style:name="T18" style:family="text">
      <style:text-properties fo:color="#000000" style:font-name="Liberation Serif" fo:language="en" fo:country="US" fo:font-style="normal" officeooo:rsid="0024e3fe" fo:background-color="#ffffff" loext:char-shading-value="0" style:font-style-asian="normal" style:font-style-complex="normal"/>
    </style:style>
    <style:style style:name="T19" style:family="text">
      <style:text-properties fo:color="#000000" style:font-name="Liberation Serif" fo:language="en" fo:country="US" fo:font-style="normal" fo:background-color="#ffffff" loext:char-shading-value="0" style:font-style-asian="normal" style:font-style-complex="normal"/>
    </style:style>
    <style:style style:name="T20" style:family="text">
      <style:text-properties fo:color="#000000" style:font-name="Liberation Serif" fo:language="en" fo:country="US" fo:font-style="normal" officeooo:rsid="001f520a" fo:background-color="#ffffff" loext:char-shading-value="0" style:font-style-asian="normal" style:font-style-complex="normal"/>
    </style:style>
    <style:style style:name="T21" style:family="text">
      <style:text-properties fo:color="#000000" style:font-name="Liberation Serif" fo:language="en" fo:country="US" fo:font-style="normal" officeooo:rsid="0025bdf1" fo:background-color="#ffffff" loext:char-shading-value="0" style:font-style-asian="normal" style:font-style-complex="normal"/>
    </style:style>
    <style:style style:name="T22" style:family="text">
      <style:text-properties fo:color="#000000" style:font-name="Liberation Serif" fo:language="en" fo:country="US" fo:font-style="normal" officeooo:rsid="00283dbd" fo:background-color="#ffffff" loext:char-shading-value="0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18"/>
      <text:p text:style-name="P7"/>
      <text:p text:style-name="P7"/>
      <text:p text:style-name="P8"/>
      <text:p text:style-name="P18"><text:title>Recovery documentation</text:title></text:p>
      <text:p text:style-name="P7"><text:subject>Project network</text:subject></text:p>
      <text:p text:style-name="P7"><text:user-defined style:data-style-name="N0" text:name="Semester">Autumn 2016 </text:user-defined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graphics1" text:anchor-type="paragraph" svg:x="14.474cm" svg:y="0.381cm" svg:width="2.551cm" style:rel-width="15%" svg:height="2.312cm" style:rel-height="9%" draw:z-index="0"><draw:image xlink:href="Pictures/100002010000009C0000008E7F30490D3B999FB8.png" xlink:type="simple" xlink:show="embed" xlink:actuate="onLoad"/></draw:frame></text:p>
      <text:p text:style-name="P5"/>
      <text:p text:style-name="P4"/>
      <text:p text:style-name="P4"/>
      <text:p text:style-name="P4"/>
      <text:p text:style-name="P5"/>
      <text:p text:style-name="P21">Lillebaelt Academy of </text:p>
      <text:p text:style-name="P22">University of applied sciences</text:p>
      <text:p text:style-name="P19"/>
      <text:p text:style-name="P19">IT <text:span text:style-name="T6">Technology</text:span></text:p>
      <text:p text:style-name="P6"/>
      <text:p text:style-name="P23"/>
      <text:p text:style-name="P20">Author</text:p>
      <text:p text:style-name="P19"><text:user-defined style:data-style-name="N0" text:name="Contact person">Cristian Iacobanu</text:user-defined> <text:user-defined style:data-style-name="N0" text:name="Contact email address">cris0691@edu.eal.dk</text:user-defined></text:p>
      <text:p text:style-name="P19"><text:user-defined style:data-style-name="N0" text:name="Author person 2">Kasper Soelberg</text:user-defined> <text:user-defined style:data-style-name="N0" text:name="Author email 2">kasp062e@edu.ael.dk</text:user-defined></text:p>
      <text:p text:style-name="P19"><text:user-defined style:data-style-name="N0" text:name="Author person 3">Martin B. K. Grønholdt</text:user-defined> <text:user-defined style:data-style-name="N0" text:name="Author email 3">mart80c7@edu.eal.dk</text:user-defined></text:p>
      <text:p text:style-name="P24"><text:date style:data-style-name="N84" text:date-value="2016-11-16T14:12:23.368745874">2016-11-16</text:date></text:p>
      <text:p text:style-name="P25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0">Table of Contents</text:p>
          </text:index-title>
          <text:p text:style-name="P26"><text:a xlink:type="simple" xlink:href="#__RefHeading___Toc605_1773995556" text:style-name="Internet_20_link" text:visited-style-name="Internet_20_link"><text:s/>1. Introduction<text:tab/>1</text:a></text:p>
          <text:p text:style-name="P26"><text:a xlink:type="simple" xlink:href="#__RefHeading___Toc607_1773995556" text:style-name="Internet_20_link" text:visited-style-name="Internet_20_link"><text:s/>2. Overview<text:tab/>1</text:a></text:p>
        </text:index-body>
      </text:table-of-content>
      <text:p text:style-name="P8"/>
      <text:p text:style-name="P8"/>
      <text:h text:style-name="P38" text:outline-level="1"><text:bookmark-start text:name="__RefHeading___Toc605_1773995556"/>Introduction<text:bookmark-end text:name="__RefHeading___Toc605_1773995556"/></text:h>
      <text:p text:style-name="P11">This document describes the steps needed to create project network. <text:span text:style-name="T8">The latest version of this document is available at </text:span><text:a xlink:type="simple" xlink:href="https://github.com/deadbok/project_network" text:style-name="Internet_20_link" text:visited-style-name="Visited_20_Internet_20_Link"><text:span text:style-name="T8">https://github.com/deadbok/project_network</text:span></text:a></text:p>
      <text:p text:style-name="P9"/>
      <text:h text:style-name="Heading_20_1" text:outline-level="1"><text:bookmark-start text:name="__RefHeading___Toc607_1773995556"/><text:span text:style-name="T7">O</text:span>verview<text:bookmark-end text:name="__RefHeading___Toc607_1773995556"/></text:h>
      <text:p text:style-name="P12">This are the overall steps in recreating the system from scratch.</text:p>
      <text:list xml:id="list5137720298687804028" text:style-name="L1">
        <text:list-item>
          <text:p text:style-name="P27">Software sources</text:p>
        </text:list-item>
        <text:list-item>
          <text:p text:style-name="P27">Create virtual machines and install OSs if needed</text:p>
        </text:list-item>
        <text:list-item>
          <text:p text:style-name="P27">Define the interfaces on each machine and link them together</text:p>
        </text:list-item>
        <text:list-item>
          <text:p text:style-name="P27">Configure internal router</text:p>
        </text:list-item>
        <text:list-item>
          <text:p text:style-name="P27">Configure internal server for DHCP</text:p>
        </text:list-item>
        <text:list-item>
          <text:p text:style-name="P27">Configure the external router</text:p>
        </text:list-item>
        <text:list-item>
          <text:p text:style-name="P27">Configure the external server for HTTP services</text:p>
        </text:list-item>
        <text:list-item>
          <text:p text:style-name="P27">Configure internal machine for local DNS resolution</text:p>
        </text:list-item>
      </text:list>
      <text:p text:style-name="P10"/>
      <text:h text:style-name="P37" text:outline-level="1">Software sources:</text:h>
      <text:p text:style-name="P13">These are the links to the external resources that has been downloaded to get things working:</text:p>
      <text:p text:style-name="P13"/>
      <text:list xml:id="list3567793618106115130" text:style-name="L2">
        <text:list-item>
          <text:p text:style-name="P28"><text:span text:style-name="T9">VMWare Workstation 12 Pro:<text:line-break/></text:span><text:a xlink:type="simple" xlink:href="http://www.vmware.com/products/workstation/workstation-evaluation.html" text:style-name="Internet_20_link" text:visited-style-name="Visited_20_Internet_20_Link"><text:span text:style-name="T9">http://www.vmware.com/products/workstation/workstation-evaluation.html</text:span></text:a></text:p>
        </text:list-item>
        <text:list-item>
          <text:p text:style-name="P30">JunOS SRX VMWare virtual machine:<text:line-break/><text:a xlink:type="simple" xlink:href="https://fronter.com/eal/links/files.phtml/2080432588$548107012$/1st+Semester/Data+Communication/Software/junos-vsrx-12.1X47-D15.4-domestic.ovf" text:style-name="Internet_20_link" text:visited-style-name="Visited_20_Internet_20_Link">https://fronter.com/eal/links/files.phtml/2080432588$548107012$/1st+Semester/Data+Communication/Software/junos-vsrx-12.1X47-D15.4-domestic.ovf</text:a><text:line-break/>and<text:line-break/><text:a xlink:type="simple" xlink:href="https://fronter.com/eal/links/files.phtml/2080432588$548107012$/1st+Semester/Data+Communication/Software/junos-vsrx-12.1X47-D15.4-domestic-disk1.vmdk" text:style-name="Internet_20_link" text:visited-style-name="Visited_20_Internet_20_Link">https://fronter.com/eal/links/files.phtml/2080432588$548107012$/1st+Semester/Data+Communication/Software/junos-vsrx-12.1X47-D15.4-domestic-disk1.vmdk</text:a></text:p>
        </text:list-item>
        <text:list-item>
          <text:p text:style-name="P28"><text:span text:style-name="T9">Debian net installer ISO file:<text:line-break/></text:span><text:a xlink:type="simple" xlink:href="http://cdimage.debian.org/debian-cd/8.6.0/amd64/iso-cd/debian-8.6.0-amd64-netinst.iso" text:style-name="Internet_20_link" text:visited-style-name="Visited_20_Internet_20_Link"><text:span text:style-name="T9">http://cdimage.debian.org/debian-cd/8.6.0/amd64/iso-cd/debian-8.6.0-amd64-netinst.iso</text:span></text:a></text:p>
        </text:list-item>
        <text:list-item>
          <text:p text:style-name="P29"><text:span text:style-name="T10">Kali Linix 64-bit ISO file:<text:line-break/></text:span><text:a xlink:type="simple" xlink:href="http://cdimage.kali.org/kali-2016.2/kali-linux-2016.2-amd64.iso" text:style-name="Internet_20_link" text:visited-style-name="Visited_20_Internet_20_Link"><text:span text:style-name="T10">http://cdimage.kali.org/kali-2016.2/kali-linux-2016.2-amd64.iso</text:span></text:a></text:p>
        </text:list-item>
      </text:list>
      <text:p text:style-name="P14"/>
      <text:h text:style-name="Heading_20_1" text:outline-level="1"><text:soft-page-break/>Creating the Virtual Machines and install their O<text:span text:style-name="T15">S</text:span>s</text:h>
      <text:p text:style-name="P17">When creating the virtual machines d<text:span text:style-name="T1">o not bother with the network configuration at this time.</text:span></text:p>
      <text:h text:style-name="Heading_20_2" text:outline-level="2"><text:span text:style-name="T11">CLIENT-USRLAN (</text:span>Kali client<text:span text:style-name="T11">)</text:span></text:h>
      <text:p text:style-name="P15">The Kali client is a Live CD and is run directly from the ISO image, with no persistent storage. When setting up this machine in VMWare, create a custom machine (as shown in <text:span text:style-name="T13">Illustration 1) </text:span>with no emulated hard drive.</text:p>
      <text:p text:style-name="Text_20_body"><draw:frame draw:style-name="fr1" draw:name="Frame1" text:anchor-type="paragraph" svg:width="16.999cm" draw:z-index="1"><draw:text-box fo:min-height="17.66cm"><text:p text:style-name="Illustration"><draw:frame draw:style-name="fr3" draw:name="Image1" text:anchor-type="as-char" svg:width="16.999cm" style:rel-width="100%" svg:height="17.66cm" style:rel-height="scale" draw:z-index="2"><draw:image xlink:href="Pictures/100002010000029C000002B6ED6DB349639ED3F4.png" xlink:type="simple" xlink:show="embed" xlink:actuate="onLoad"/></draw:frame><text:line-break/>Illustration <text:sequence text:ref-name="refIllustration0" text:name="Illustration" text:formula="ooow:Illustration+1" style:num-format="1">1</text:sequence>: Creating a custom virtual machine</text:p></draw:text-box></draw:frame></text:p>
      <text:p text:style-name="P16"><text:soft-page-break/><text:span text:style-name="T12">Add the ISO image to the virtual machine in the screen after that, and on the next screen select the OS as shown in </text:span><text:span text:style-name="T14">Illustration 2.</text:span></text:p>
      <text:p text:style-name="P17"><draw:frame draw:style-name="fr1" draw:name="Frame2" text:anchor-type="paragraph" svg:width="16.999cm" draw:z-index="3"><draw:text-box fo:min-height="17.66cm"><text:p text:style-name="Illustration"><draw:frame draw:style-name="fr3" draw:name="Image2" text:anchor-type="as-char" svg:width="16.999cm" style:rel-width="100%" svg:height="17.66cm" style:rel-height="scale" draw:z-index="5"><draw:image xlink:href="Pictures/100002010000029C000002B63C274AA32C1853A8.png" xlink:type="simple" xlink:show="embed" xlink:actuate="onLoad"/></draw:frame><text:line-break/>Illustration <text:sequence text:ref-name="refIllustration1" text:name="Illustration" text:formula="ooow:Illustration+1" style:num-format="1">2</text:sequence>: O<text:span text:style-name="T15">S</text:span> selection for the Kali Client</text:p></draw:text-box></draw:frame><text:span text:style-name="T3">O</text:span><text:span text:style-name="T1">n the following screen enter the name CLIENT-USRLAN. Set the amount of memory to no less than 1024MB or Kali will complain. </text:span><text:span text:style-name="T4">VMWare insísts on creating a virtual hard drive, but since Kali is running from a live image, you are free to delete this virtual drive when the machine is created (see </text:span><text:span text:style-name="T2">Illustration 3</text:span><text:span text:style-name="T4">)</text:span></text:p>
      <text:p text:style-name="P31"><draw:frame draw:style-name="fr1" draw:name="Frame3" text:anchor-type="paragraph" svg:width="16.999cm" draw:z-index="4"><draw:text-box fo:min-height="12.522cm"><text:p text:style-name="Illustration"><draw:frame draw:style-name="fr3" draw:name="Image3" text:anchor-type="as-char" svg:width="16.999cm" style:rel-width="100%" svg:height="12.522cm" style:rel-height="scale" draw:z-index="6"><draw:image xlink:href="Pictures/1000020100000397000002A5B900E885680D2D8E.png" xlink:type="simple" xlink:show="embed" xlink:actuate="onLoad"/></draw:frame><text:line-break/>Illustration <text:sequence text:ref-name="refIllustration2" text:name="Illustration" text:formula="ooow:Illustration+1" style:num-format="1">3</text:sequence>: You can delete the Hard Disk image since Kali is booted from the ISO image.</text:p></draw:text-box></draw:frame><text:soft-page-break/></text:p>
      <text:h text:style-name="P39" text:outline-level="2"><text:span text:style-name="T16">SERVER-SRVLAN-DNS &amp; SERVER-DMZ-WEB (Debian netinst)</text:span></text:h>
      <text:p text:style-name="P34"><text:span text:style-name="T18">T</text:span><text:span text:style-name="T21">o create the virtual machines for the Debian server, just click through the guided VM creation, in VMWare. There are only three changes, remember to select the </text:span><text:span text:style-name="T1">debian-8.6.0-amd64-netinst.iso</text:span><text:span text:style-name="T20">, </text:span><text:span text:style-name="T21">for the </text:span><text:span text:style-name="T22">installation</text:span><text:span text:style-name="T21"> media, set the correct machine name, and decrease the virtual hard drive to 2GB, to not waste space.</text:span></text:p>
      <text:p text:style-name="P35"><text:span text:style-name="T21">W</text:span><text:span text:style-name="T19">hen installing the Debian GNU/Linux remember to have a working </text:span><text:span text:style-name="T22">Internet</text:span><text:span text:style-name="T19"> connection in the VM, because the netins</text:span><text:span text:style-name="T22">t</text:span><text:span text:style-name="T19"> image fetches </text:span><text:span text:style-name="T22">most</text:span><text:span text:style-name="T19"> of the Debian </text:span><text:span text:style-name="T22">packages</text:span><text:span text:style-name="T19"> from the Internet. When the Debian installation asks for the </text:span><text:span text:style-name="T22">hostname, use the name from the naming convention. Set the domain to “localnet”.</text:span></text:p>
      <text:p text:style-name="P33"><text:span text:style-name="T17"/></text:p>
      <text:p text:style-name="P32"><text:span text:style-name="T5"/></text:p>
      <text:p text:style-name="P16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xercise" style:family="paragraph" style:parent-style-name="Text_20_body" style:class="text" style:master-page-name="">
      <style:paragraph-properties fo:margin-left="1.245cm" fo:margin-right="0.254cm" fo:margin-top="0cm" fo:margin-bottom="0.152cm" loext:contextual-spacing="false" fo:text-indent="0cm" style:auto-text-indent="false" style:page-number="auto" fo:padding="0.508cm" fo:border-left="2.49pt solid #000000" fo:border-right="none" fo:border-top="none" fo:border-bottom="none" style:shadow="none"/>
    </style:style>
    <style:style style:name="Appendix" style:family="paragraph" style:parent-style-name="Heading_20_1" style:next-style-name="Standard" style:auto-update="true" style:default-outline-level="1" style:list-style-name="" style:master-page-name="">
      <style:paragraph-properties style:page-number="auto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outline-level-style>
      <text:outline-level-style text:level="2" text:style-name="Numbering_20_Symbols" style:num-prefix=" 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outline-level-style>
      <text:outline-level-style text:level="3" text:style-name="Numbering_20_Symbols" style:num-prefix=" " style:num-suffix=")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Recovery documentation</text:title> - <text:subject>Project network</text:subject><text:tab/><text:tab/><text:user-defined style:data-style-name="N0" text:name="Semester">Autumn 2016 </text:user-defined></text:p>
      </style:header>
      <style:footer>
        <text:p text:style-name="Footer"><text:a xlink:type="simple" xlink:href="mailto:mon@eal.dk" text:style-name="Internet_20_link" text:visited-style-name="Visited_20_Internet_20_Link"><text:span text:style-name="MT1"><text:user-defined style:data-style-name="N0" text:name="Contact email address">cris0691@edu.eal.dk</text:user-defined></text:span></text:a><text:span text:style-name="MT1"><text:tab/>Page </text:span><text:span text:style-name="MT1"><text:page-number text:select-page="current">4</text:page-number></text:span><text:span text:style-name="MT1"> of </text:span><text:span text:style-name="MT1"><text:reference-ref text:reference-format="page" text:ref-name="Lastpage">4</text:reference-ref></text:span><text:span text:style-name="MT1"><text:tab/></text:span><text:span text:style-name="MT1"><text:date style:data-style-name="N84" text:date-value="2016-11-16T14:12:23.315243348">2016-11-16</text:date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MP2">ITET3 Semester plan<text:tab/><text:tab/>Spring 2010</text:p>
      </style:header>
      <style:footer>
        <text:p text:style-name="MP3"><text:a xlink:type="simple" xlink:href="mailto:mon@eal.dk" text:style-name="Internet_20_link" text:visited-style-name="Visited_20_Internet_20_Link"><text:span text:style-name="MT1">mon@eal.dk</text:span></text:a><text:span text:style-name="MT1"><text:tab/>Page </text:span><text:span text:style-name="MT1"><text:page-number text:select-page="current">0</text:page-number></text:span><text:span text:style-name="MT1"> of </text:span><text:span text:style-name="MT1"><text:reference-ref text:reference-format="page" text:ref-name="Lastpage">4</text:reference-ref></text:span><text:span text:style-name="MT1"><text:tab/></text:span><text:span text:style-name="MT1"><text:date style:data-style-name="N84" text:date-value="2016-11-16T14:12:23.317178939">2016-11-16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0:22.179976903</meta:creation-date>
    <meta:editing-duration>PT1H24M17S</meta:editing-duration>
    <meta:editing-cycles>12</meta:editing-cycles>
    <meta:generator>LibreOffice/5.2.3.1$Linux_X86_64 LibreOffice_project/20m0$Build-1</meta:generator>
    <dc:subject>Project network</dc:subject>
    <dc:title>Recovery documentation</dc:title>
    <meta:initial-creator>Martin Grønholdt</meta:initial-creator>
    <dc:date>2016-11-16T14:12:23.233430957</dc:date>
    <dc:creator>Martin Grønholdt</dc:creator>
    <meta:document-statistic meta:table-count="0" meta:image-count="4" meta:object-count="0" meta:page-count="8" meta:paragraph-count="49" meta:word-count="482" meta:character-count="3479" meta:non-whitespace-character-count="3041"/>
    <meta:user-defined meta:name="Author email 2">kasp062e@edu.ael.dk</meta:user-defined>
    <meta:user-defined meta:name="Author email 3">mart80c7@edu.eal.dk</meta:user-defined>
    <meta:user-defined meta:name="Author person 2">Kasper Soelberg</meta:user-defined>
    <meta:user-defined meta:name="Author person 3">Martin B. K. Grønholdt</meta:user-defined>
    <meta:user-defined meta:name="Contact email address" meta:value-type="string">cris0691@edu.eal.dk</meta:user-defined>
    <meta:user-defined meta:name="Contact person" meta:value-type="string">Cristian Iacobanu</meta:user-defined>
    <meta:user-defined meta:name="Semester" meta:value-type="string">Autumn 2016 </meta:user-defined>
  </office:meta>
</office:document-meta>
</file>